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ext_20_body">
      <style:text-properties fo:language="hr" fo:country="HR" officeooo:rsid="004a256f" officeooo:paragraph-rsid="004a256f"/>
    </style:style>
    <style:style style:name="P24" style:family="paragraph" style:parent-style-name="Text_20_body">
      <style:text-properties fo:language="hr" fo:country="HR" officeooo:rsid="004a256f" officeooo:paragraph-rsid="004f798e"/>
    </style:style>
    <style:style style:name="P25" style:family="paragraph" style:parent-style-name="Text_20_body">
      <style:text-properties fo:language="hr" fo:country="HR" officeooo:rsid="00473f92" officeooo:paragraph-rsid="00473f92" fo:background-color="#ffff00"/>
    </style:style>
    <style:style style:name="P26" style:family="paragraph" style:parent-style-name="Text_20_body">
      <style:text-properties fo:language="hr" fo:country="HR" officeooo:rsid="004e2ebf" officeooo:paragraph-rsid="004e2ebf" fo:background-color="#ffff00"/>
    </style:style>
    <style:style style:name="P27" style:family="paragraph" style:parent-style-name="Text_20_body">
      <style:text-properties fo:language="hr" fo:country="HR" officeooo:rsid="00532f83" officeooo:paragraph-rsid="00532f83"/>
    </style:style>
    <style:style style:name="P28" style:family="paragraph" style:parent-style-name="Text_20_body">
      <style:text-properties fo:language="hr" fo:country="HR" officeooo:rsid="00592d3e" officeooo:paragraph-rsid="00592d3e"/>
    </style:style>
    <style:style style:name="P29" style:family="paragraph" style:parent-style-name="Text_20_body">
      <style:text-properties fo:language="hr" fo:country="HR" officeooo:rsid="005e411e" officeooo:paragraph-rsid="005e411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hr" fo:country="HR" officeooo:rsid="0061d469" officeooo:paragraph-rsid="0061d469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694d10" officeooo:paragraph-rsid="00790e17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7b6451" officeooo:paragraph-rsid="007b6451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883d54" officeooo:paragraph-rsid="00883d54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9b9675" officeooo:paragraph-rsid="009b9675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9f4b28" officeooo:paragraph-rsid="009f4b28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a3f23f" officeooo:paragraph-rsid="00a3f23f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b3d4cf" officeooo:paragraph-rsid="00b3d4cf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bbe95c" officeooo:paragraph-rsid="00bbe95c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c53571" officeooo:paragraph-rsid="00c53571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d121b2" officeooo:paragraph-rsid="00d121b2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hr" fo:country="HR" officeooo:rsid="00d711ba" officeooo:paragraph-rsid="00d711ba"/>
    </style:style>
    <style:style style:name="P42" style:family="paragraph" style:parent-style-name="Title">
      <style:paragraph-properties fo:text-align="end" style:justify-single-word="false"/>
    </style:style>
    <style:style style:name="P43" style:family="paragraph" style:parent-style-name="Title" style:master-page-name="Standard">
      <style:paragraph-properties fo:text-align="end" style:justify-single-word="false" style:page-number="auto"/>
    </style:style>
    <style:style style:name="P44" style:family="paragraph" style:parent-style-name="Title">
      <style:paragraph-properties fo:text-align="end" style:justify-single-word="false"/>
      <style:text-properties fo:language="hr" fo:country="HR"/>
    </style:style>
    <style:style style:name="P45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46" style:family="paragraph" style:parent-style-name="Title">
      <style:paragraph-properties fo:break-before="page"/>
    </style:style>
    <style:style style:name="P47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T25" style:family="text">
      <style:text-properties officeooo:rsid="004aaa5b"/>
    </style:style>
    <style:style style:name="T26" style:family="text">
      <style:text-properties officeooo:rsid="004f798e"/>
    </style:style>
    <style:style style:name="T27" style:family="text">
      <style:text-properties officeooo:rsid="00503e94"/>
    </style:style>
    <style:style style:name="T28" style:family="text">
      <style:text-properties officeooo:rsid="0050c80c"/>
    </style:style>
    <style:style style:name="T29" style:family="text">
      <style:text-properties officeooo:rsid="00527e99"/>
    </style:style>
    <style:style style:name="T30" style:family="text">
      <style:text-properties officeooo:rsid="0052ed44"/>
    </style:style>
    <style:style style:name="T31" style:family="text">
      <style:text-properties officeooo:rsid="0054c426"/>
    </style:style>
    <style:style style:name="T32" style:family="text">
      <style:text-properties officeooo:rsid="005a695a"/>
    </style:style>
    <style:style style:name="T33" style:family="text">
      <style:text-properties officeooo:rsid="0061d469"/>
    </style:style>
    <style:style style:name="T34" style:family="text">
      <style:text-properties officeooo:rsid="0064b10c"/>
    </style:style>
    <style:style style:name="T35" style:family="text">
      <style:text-properties officeooo:rsid="0068505a"/>
    </style:style>
    <style:style style:name="T36" style:family="text">
      <style:text-properties officeooo:rsid="006ad496"/>
    </style:style>
    <style:style style:name="T37" style:family="text">
      <style:text-properties officeooo:rsid="006cb519"/>
    </style:style>
    <style:style style:name="T38" style:family="text">
      <style:text-properties officeooo:rsid="006cb519" fo:background-color="#ffff00" loext:char-shading-value="0"/>
    </style:style>
    <style:style style:name="T39" style:family="text">
      <style:text-properties officeooo:rsid="006cb519" fo:background-color="transparent" loext:char-shading-value="0"/>
    </style:style>
    <style:style style:name="T40" style:family="text">
      <style:text-properties officeooo:rsid="0071242c" fo:background-color="transparent" loext:char-shading-value="0"/>
    </style:style>
    <style:style style:name="T41" style:family="text">
      <style:text-properties officeooo:rsid="0072a8e1" fo:background-color="transparent" loext:char-shading-value="0"/>
    </style:style>
    <style:style style:name="T42" style:family="text">
      <style:text-properties officeooo:rsid="0076e066" fo:background-color="transparent" loext:char-shading-value="0"/>
    </style:style>
    <style:style style:name="T43" style:family="text">
      <style:text-properties officeooo:rsid="0077f551" fo:background-color="transparent" loext:char-shading-value="0"/>
    </style:style>
    <style:style style:name="T44" style:family="text">
      <style:text-properties officeooo:rsid="00790e17" fo:background-color="transparent" loext:char-shading-value="0"/>
    </style:style>
    <style:style style:name="T45" style:family="text">
      <style:text-properties officeooo:rsid="00791187" fo:background-color="transparent" loext:char-shading-value="0"/>
    </style:style>
    <style:style style:name="T46" style:family="text">
      <style:text-properties officeooo:rsid="007b6451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809b0b" fo:background-color="transparent" loext:char-shading-value="0"/>
    </style:style>
    <style:style style:name="T49" style:family="text">
      <style:text-properties officeooo:rsid="0081583e" fo:background-color="transparent" loext:char-shading-value="0"/>
    </style:style>
    <style:style style:name="T50" style:family="text">
      <style:text-properties officeooo:rsid="00820ed8" fo:background-color="transparent" loext:char-shading-value="0"/>
    </style:style>
    <style:style style:name="T51" style:family="text">
      <style:text-properties officeooo:rsid="0089f549" fo:background-color="transparent" loext:char-shading-value="0"/>
    </style:style>
    <style:style style:name="T52" style:family="text">
      <style:text-properties officeooo:rsid="008adb12" fo:background-color="transparent" loext:char-shading-value="0"/>
    </style:style>
    <style:style style:name="T53" style:family="text">
      <style:text-properties officeooo:rsid="008e7c5a" fo:background-color="transparent" loext:char-shading-value="0"/>
    </style:style>
    <style:style style:name="T54" style:family="text">
      <style:text-properties officeooo:rsid="00924cc4" fo:background-color="transparent" loext:char-shading-value="0"/>
    </style:style>
    <style:style style:name="T55" style:family="text">
      <style:text-properties officeooo:rsid="00955519" fo:background-color="transparent" loext:char-shading-value="0"/>
    </style:style>
    <style:style style:name="T56" style:family="text">
      <style:text-properties officeooo:rsid="009c78d2" fo:background-color="transparent" loext:char-shading-value="0"/>
    </style:style>
    <style:style style:name="T57" style:family="text">
      <style:text-properties officeooo:rsid="00a29331" fo:background-color="transparent" loext:char-shading-value="0"/>
    </style:style>
    <style:style style:name="T58" style:family="text">
      <style:text-properties officeooo:rsid="00a3f23f" fo:background-color="transparent" loext:char-shading-value="0"/>
    </style:style>
    <style:style style:name="T59" style:family="text">
      <style:text-properties officeooo:rsid="00ac909c" fo:background-color="transparent" loext:char-shading-value="0"/>
    </style:style>
    <style:style style:name="T60" style:family="text">
      <style:text-properties officeooo:rsid="00b3d4cf" fo:background-color="transparent" loext:char-shading-value="0"/>
    </style:style>
    <style:style style:name="T61" style:family="text">
      <style:text-properties officeooo:rsid="00c3df27" fo:background-color="transparent" loext:char-shading-value="0"/>
    </style:style>
    <style:style style:name="T62" style:family="text">
      <style:text-properties officeooo:rsid="00cac8de" fo:background-color="transparent" loext:char-shading-value="0"/>
    </style:style>
    <style:style style:name="T63" style:family="text">
      <style:text-properties officeooo:rsid="00d38ffa" fo:background-color="transparent" loext:char-shading-value="0"/>
    </style:style>
    <style:style style:name="T64" style:family="text">
      <style:text-properties officeooo:rsid="00d711ba" fo:background-color="transparent" loext:char-shading-value="0"/>
    </style:style>
    <style:style style:name="T65" style:family="text">
      <style:text-properties officeooo:rsid="00d7d3e5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3"><text:span text:style-name="T1"><text:subject>&lt;Project Name&gt;</text:subject></text:span><text:span text:style-name="T1"/></text:p>
        <text:p text:style-name="P42"><text:span text:style-name="T1">Tehnička dokumentacija</text:span><text:span text:style-name="T1"/></text:p>
        <text:p text:style-name="P42"><text:span text:style-name="T2">Verzija &lt;1.0&gt;</text:span><text:span text:style-name="T2"/></text:p>
        <text:p text:style-name="P44"/>
        <text:p text:style-name="P44"/>
        <text:p text:style-name="P44"/>
        <text:p text:style-name="P44"/>
        <text:p text:style-name="P42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42"><text:span text:style-name="T3">Nastavnik: </text:span><text:span text:style-name="T5">&lt;Ime i prezime&gt;</text:span><text:span text:style-name="T4"/></text:p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"/>
      </text:section>
      <text:p text:style-name="P47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46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5">S druge strane, Atmel AtMega328P, koji se koristi na razvoju Arduino UNO, se proizvodi 20-ak godina i nema planova za prestanak za prestanak proizvodnje zbog raširenosti u različitim sustavima.</text:p>
      <text:p text:style-name="P26">AtMEga8 – kraj 1990-ih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oft-page-break/><text:s text:c="4"/>GPIO 5 – pulled up – related to SDIO modes.<text:span text:style-name="T1"/></text:p>
      <text:p text:style-name="P21"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3">Vanjsko sklopovlje i upravljački programi<text:span text:style-name="T1"/></text:p>
      <text:p text:style-name="P23">ekran ST7789<text:span text:style-name="T1"/></text:p>
      <text:p text:style-name="P24">Ekran ST7789 je na ESP32 spojen preko sučelja SPI <text:span text:style-name="T26">Postoji više verzija tog ekrana, a za potrebe projekta se koristi ekran različivosti 240x135 piksela s pomakom početne točke u točku (52,40).</text:span><text:span text:style-name="T1"/></text:p>
      <text:p text:style-name="P23">Kao upravljački program koristi esp_lcd_ili9341 <text:span text:style-name="T25">koji ima podršku za različite ekrane. </text:span><text:span text:style-name="T27">Driveru je potrebno predati podatke o kontaktima na koje je ekran spojen s mikrokontrolerom te osnovne podatke o ekranu (razlučivost i pomak). </text:span><text:span text:style-name="T28">Problem s driverom je taj da u dokumentaciji </text:span><text:span text:style-name="T30">niti u primjerima</text:span><text:span text:style-name="T28"> nije opisano podešavanje pomaka slike pa je kak</text:span><text:span text:style-name="T29">o</text:span><text:span text:style-name="T28"> se to radi potrebno tražiti u programskom kodu drivera.</text:span><text:span text:style-name="T1"/></text:p>
      <text:p text:style-name="P23"/>
      <text:p text:style-name="P27">Za interakciju s korisnikom se koristi grafička biblioteka <text:span text:style-name="T36">LVGL</text:span> napisana u programskom jeziku C. <text:span text:style-name="T31">Zbog toga je pogodna za korištenje na mikrokontrolerima. Iako posjeduje opširnu dokumentaciju, naprednije funkcije ipak nisu detaljno opisane.</text:span><text:span text:style-name="T1"/></text:p>
      <text:p text:style-name="P27"/>
      <text:p text:style-name="P28">Za povezivanje s ulaznim uređajima koristi vlastite strukture podataka tipa lvgl_indev_drv_t koije nisu driveri, nego služe sa spremanje podataka o vrsti ulaznog uređaja i referencu na funkciju za izvlačenje podataka iz istog. <text:span text:style-name="T32">Instanciranje virtualnog uređaja se veši preko strukture lvgl_indev_t. Postupak povezivanja ulaznih uređaja s grafičkim sučeljem je loše dokumentiran pa je potrebno proučiti programski kod i koristiti dodatne izvore informacija, npr. forume. </text:span><text:span text:style-name="T34">Kao ulazne uređaje moguće je koristiti ekrane osjetljive na dodir, tipkala, tipkovnice, enkodere i druge uređaje namijenjene za </text:span><text:span text:style-name="T35">interakciju s korisnikom</text:span><text:span text:style-name="T34">.</text:span><text:span text:style-name="T1"/></text:p>
      <text:p text:style-name="P29">LVGL ima gotove funkcije za stvaranje različitih grafičkih elemenata pa je rad s njima vrlo jednostavan, ali zahtijeva pisanje relativno velike količine programskog koda za njihovo usklađivanje. <text:span text:style-name="T33">Da bi se olakšalo upravljanje grafičkim sučeljem, elementi se mogu grupirati što je korisno za ulazne uređaje kao što su enkoderi i tipkovnice. </text:span><text:span text:style-name="T1"/></text:p>
      <text:p text:style-name="P29"/>
      <text:p text:style-name="P30">Postoje razni primjeri programskog koda koji implementira različite funkcionalnosti, ali su njihove napredne funkcije često nedokumentirame. Pozadinska funkcionalnost povezana s grafičkim elementima se poziva preko callback funkcija koje se mogu pridružiti svakom elementu zasebno ili ista funkcija može posluživati više grafičkih elemenata. </text:p>
      <text:p text:style-name="P31">Događaje na enkoderima obrađuje ugrađeni sklop PCNT (brojač impulsa eng. pulse counter) koji ima više načina rada. <text:span text:style-name="T37">Može brojiti rastuće i padajuće bridove ulaznog signala ili n</text:span><text:span text:style-name="T38">aponske razine istog (promjene razina signala?). </text:span><text:span text:style-name="T39">U mikrokontrolerima ESP32 postoji nekoliko višekanalnih PCNT sklopova, ali postoje i verzije bez njih. </text:span><text:span text:style-name="T40">Najčešće primjene su im određivanje frekvencije ulaznog signala brojenjem impulsa u vremenskom signalu i dekodiranje para kvadratnihg signala u brzinu i smjer što se koristi za rad s enkodereima. </text:span><text:span text:style-name="T41">Moguće je definirati kritične točke kaka sklop može generirati događaje </text:span><text:span text:style-name="T42">(npr. enkoder je napravio X koraka)</text:span><text:span text:style-name="T41"> kojima upozorava korisnički program da je došlo do istih. </text:span><text:span text:style-name="T43">Iako u kontekstu ovog projkekta nije kritično uhvatiti baš sve korake ekodera, PCNT nudi kompenzaciju gubitaka zbog preljeva.</text:span></text:p>
      <text:p text:style-name="P31"><text:soft-page-break/><text:span text:style-name="T55">Driver za PCNT se nalazi u biblioteki driver/pulse_cnt. </text:span><text:span text:style-name="T43">U višedretvenim sustavima postoji opasnost od gubitka konteksta izvođenja dretve. </text:span><text:span text:style-name="T44">Zbog toga u driveru za PCNT postoje funkcije koke su pisane na način da se u višedretvenom sustavu mogu koristiti bez dodatnog spremanja konteksta i korištenja mehanizama za sinkronizaciju. </text:span><text:span text:style-name="T45">To su funkcije pcnt_new_unit() i pcnt_new_channel() i za njih autor garantira pravilno „istovremeno” izvođenje u višedretvenom programu. </text:span><text:span text:style-name="T46">Za korištenje u pprekidnim potprogramima su pogodne funkcij</text:span><text:span text:style-name="T48">e pcnt_unit_start(), pcnt_unit_stop(), pcnt_unit_clear_count() i pcnt_unit_get_count() -&gt; poziva se it LVGL-ove callback funkcije za enkoder. Funkcije koje kao prvi argument primaju podatak tipa pcnt_unit_handle_t ili pcnt_channel_handle_t se ne smatrajju sigurnima za </text:span><text:span text:style-name="T50">istovremeno izv</text:span><text:span text:style-name="T48">ođenje </text:span><text:span text:style-name="T50">u višedretvenim sustavima pa njihovo korištenje dreba izbjegavati u zadacima koji se izvode odvojeno od glavne dretve.</text:span></text:p>
      <text:p text:style-name="P31"><text:span text:style-name="T46"/></text:p>
      <text:p text:style-name="P32"><text:span text:style-name="T47">Za mikrokontrolere koji nemaju ugrađen PCNT </text:span><text:span text:style-name="T49">(npr. ESP32-C serija) </text:span><text:span text:style-name="T47">posto</text:span><text:span text:style-name="T48">j</text:span><text:span text:style-name="T47">i biblioteka koja tu funkcionalnost obavlja softverski.</text:span></text:p>
      <text:p text:style-name="P32"><text:span text:style-name="T47"/></text:p>
      <text:p text:style-name="P33"><text:span text:style-name="T47">Sa PCNT sklopovljem su povezana 2 rotacijska enkodera koji su namijenjemi sa interakciju s korisnikom. </text:span><text:span text:style-name="T51">Enkoder se sastoji od dva dijela: gumba koji je obično tipkalo i dvoizlaznog rotirajućeg generatora kvadratnog signala. Faze izlaznih signala su pomaknute za 90°. Izlazi su označeni slovima A i B, a često se koriste i oznake CLK i DT. </text:span><text:span text:style-name="T52">Kada se enkoder okreće u smjeru kazaljke na satu, izlaz A ima ulogu generatora takta (CLK), a izlaz B je „podatkovni” izlaz, odnosno pomaknut je za 90° u odnosu za CLK i služi za određivanje smjera za okretanja. U slučaju okretanja enkodera u smjeru suprotnom od kazaljke na satu, uloga izlaza A i B su zamijenjene. </text:span><text:span text:style-name="T53">Zato se za sklop PCNT </text:span><text:span text:style-name="T54">koji je zadužen za rad s enkoderom</text:span><text:span text:style-name="T53"> radi inicijalizacija za rad u oba smjera.</text:span></text:p>
      <text:p text:style-name="P34"><text:span text:style-name="T53">S</text:span><text:span text:style-name="T47">ignali koji dolaze s tipkala ugrađenog u enkoder se obrađuju ponoću drivera <text:s/>iot_button koji je ESP-ov univerzalni upravljački program za tipkala. Njegova inicijalizacija se vrši u istoj funkciji u kojoj </text:span><text:span text:style-name="T56">s</text:span><text:span text:style-name="T47">e inicijalizira i PCNT sklop.</text:span></text:p>
      <text:p text:style-name="P34"><text:span text:style-name="T47"/></text:p>
      <text:p text:style-name="P39"><text:span text:style-name="T47">OBRADA HTTP odgovora</text:span></text:p>
      <text:p text:style-name="P39"><text:span text:style-name="T47">ESP-ov HTTP klijent u standardnog konfiguraciji može primati samo nefragmentirane odgovore na zahtjev. Zbog predviđenog načina rada sustava ovo nije poželjno svojstvo te ga je potrebno promijeniti. To se radi u punkciji koja služi za obradu HTTP odgovora. To je funkcija koju poziva HTTP klijent i mora raditi bez obzira na odgovor koji dobije. Ta funkcija može imati različitu složenost ovisno o potrebnoj funkcionalnost, ali niti primjer njezinog najsloženijeg oblika ne može bez promjena raditi s fragmentiranim paketima. U komentaru kod dijela funkcije u kojem se provjerava fragmentiranost piše da je moguće raditi s fragmentiranim odgovorima, ali niti u kemontaru niti u dokumentaciji ne piše kako. Za to je potrebno umjesto provjere uvjeta napisati true jer brisanje provjere uvjeta rezultira programom koji odbacuje fragmentirane podatke, vjerojatno zbog pregaženja </text:span><text:span text:style-name="T62">istoimenih</text:span><text:span text:style-name="T47"> varijabli. </text:span><text:span text:style-name="T63">To bi moglo izazivati problema za veće količine primljenih podataka.</text:span></text:p>
      <text:p text:style-name="P40"><text:span text:style-name="T47">Nakom što se podaci uspješno prime, iz njih se izvlače korisne informacije te se prikazuju korisniku u poruci na ekranu.</text:span></text:p>
      <text:p text:style-name="P34"><text:span text:style-name="T47"/></text:p>
      <text:p text:style-name="P35"><text:span text:style-name="T47">Aplikacijski poslužitelj</text:span></text:p>
      <text:p text:style-name="P35"><text:span text:style-name="T47">REST API poslužitelj je napisan u programskom jeziku C# uz korištenje radnog okvira .</text:span><text:span text:style-name="T57">NET</text:span><text:span text:style-name="T47">. </text:span><text:span text:style-name="T58">Za potrebe projekta napravljena je implementacija za obradu zahtjeva tipa POST i GET koji služe za primanje podataka s krajnjeg čvora i slanje obrađenih podataka na isti. </text:span><text:span text:style-name="T60">Podatak s krajnjeg čvora je obični brojač koji se zapisuje u varijablu i radi se njegova staistička obrada. Pamti se njegova zadnja poznata vrijednost, prosjek i brojač pristiglih poruka s brojačem.</text:span></text:p>
      <text:p text:style-name="P37"><text:span text:style-name="T47">Ti podaci se na zahtjev šalju natrag krajnjem čvoru.</text:span></text:p>
      <text:p text:style-name="P38"><text:span text:style-name="T47">U standardnoj konfiguraciji .net REST kontroler podatke šalje u fragmentiranom obliku što stvara probleme pri radu s tim podacima na mikrokontroleru. </text:span><text:span text:style-name="T61">Budući da .net stvara kontroler tek da dobije zahtjev, podaci koji nisu spremljeni u bazu podataka nestaju između pristiglih zahtjeva pa je, budući da sustav ne koristi bazu podataka, podatke potrebno spremati u statičkom kontekstu da bi se sačuvali između stvaranja kontrolera za obradu zahtjeva.</text:span></text:p>
      <text:p text:style-name="P35"><text:soft-page-break/><text:span text:style-name="T58"/></text:p>
      <text:p text:style-name="P35"><text:span text:style-name="T58"/></text:p>
      <text:p text:style-name="P35"><text:span text:style-name="T58"/></text:p>
      <text:p text:style-name="P36"><text:span text:style-name="T47">Opis rada</text:span></text:p>
      <text:p text:style-name="P36"><text:span text:style-name="T47"><text:tab/></text:span><text:span text:style-name="T65">Korisnik pomoču lijevog enkodera stvara podatak: brojač pritisaka na bilo koji od dva prikazana gumba. Kada želi posalti podatke na poslužitelj pomoću desnog enkodera bira gumb s natpisom POST i pritisne enkoder. Kada želi dohvatiti podatke poslužitelja, odabere gumb s natpisom GET i napravi isto.</text:span></text:p>
      <text:p text:style-name="P36"><text:span text:style-name="T47"><text:tab/>Kao primjer informacijske komunikacije s poslužiteljem šalje se trenutni brojač na krajnjem čvoru sa POST zajtjevevom te se ispisuje poruka sa statusom zahtjeva. Obrađeni podaci se mogu povući s poslužitelja korištenjem GET zahhtjeva te se korisniku ispisuju u poruci. </text:span><text:span text:style-name="T59">N</text:span><text:span text:style-name="T64">a</text:span><text:span text:style-name="T59"> sličan način je moguće ostvariti i komunikaciju za upravljačke poruke.</text:span></text:p>
      <text:p text:style-name="P36"><text:span text:style-name="T59"/></text:p>
      <text:p text:style-name="P41"><text:span text:style-name="T59">K</text:span><text:span text:style-name="T47">orisni podaci</text:span></text:p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5T14:28:58.112119445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10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5T14:28:58.151754741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10</text:page-number></text:span></text:span><text:span text:style-name="page_20_number"><text:span text:style-name="MT1"><text:s/>od </text:span></text:span><text:span text:style-name="page_20_number"><text:span text:style-name="MT1"><text:page-count>10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81</meta:editing-cycles>
    <meta:print-date>2005-03-17T14:40:00</meta:print-date>
    <meta:creation-date>2025-01-24T18:29:32.645161824</meta:creation-date>
    <dc:date>2025-01-25T14:28:11.717723142</dc:date>
    <meta:editing-duration>PT19H58M58S</meta:editing-duration>
    <meta:generator>LibreOffice/7.4.7.2$Linux_AARCH64 LibreOffice_project/40$Build-2</meta:generator>
    <meta:document-statistic meta:table-count="4" meta:image-count="0" meta:object-count="0" meta:page-count="10" meta:paragraph-count="100" meta:word-count="2064" meta:character-count="14188" meta:non-whitespace-character-count="12152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